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TablePreview1.svm" manifest:media-type=""/>
  <manifest:file-entry manifest:full-path="Pictures/TablePreview2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8.253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0.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03cm" fo:min-width="3.956cm"/>
    </style:style>
    <style:style style:name="gr5" style:family="graphic" style:parent-style-name="objectwithoutfill">
      <style:graphic-properties svg:stroke-width="0.05cm" svg:stroke-color="#ff0000" draw:marker-start-width="0.28cm" draw:marker-end="Arrow" draw:marker-end-width="0.38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2.74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55cm" fo:min-width="4.19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.488cm"/>
    </style:style>
    <style:style style:name="co1" style:family="table-column">
      <style:table-column-properties style:column-width="3.906cm" style:use-optimal-column-width="false"/>
    </style:style>
    <style:style style:name="co2" style:family="table-column">
      <style:table-column-properties style:column-width="3.917cm" style:use-optimal-column-width="false"/>
    </style:style>
    <style:style style:name="ro1" style:family="table-row">
      <style:table-row-properties style:row-height="1.362cm"/>
    </style:style>
    <style:style style:name="ro2" style:family="table-row">
      <style:table-row-properties style:row-height="0.709cm"/>
    </style:style>
    <style:style style:name="ce1" style:family="table-cell">
      <loext:graphic-properties draw:fill-color="#e6e6e6" style:repeat="repeat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2" style:family="table-cell">
      <loext:graphic-properties draw:fill-color="#cccccc" style:repeat="repeat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ce3" style:family="table-cell">
      <loext:graphic-properties draw:fill-color="#99ccff" style:repeat="repeat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style:paragraph-properties fo:text-align="center"/>
      <style:text-properties fo:font-weight="bold" style:font-size-asian="28pt" style:font-weight-asian="bold" style:font-size-complex="28pt" style:font-weight-complex="bold"/>
    </style:style>
    <style:style style:name="P4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style:text-position="sub 58%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frame draw:style-name="standard" draw:layer="layout" svg:width="15.634cm" svg:height="6.809cm" svg:x="1.126cm" svg:y="3.13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>
                <text:p text:style-name="P1"><text:span text:style-name="T1">i <text:s/>\ <text:s/>j</text:span></text:p>
              </table:table-cell>
              <table:table-cell>
                <text:p text:style-name="P2"><text:span text:style-name="T1">-1</text:span></text:p>
              </table:table-cell>
              <table:table-cell>
                <text:p text:style-name="P2"><text:span text:style-name="T1">0</text:span></text:p>
              </table:table-cell>
              <table:table-cell>
                <text:p text:style-name="P2"><text:span text:style-name="T1">1</text:span></text:p>
              </table:table-cell>
            </table:table-row>
            <table:table-row table:style-name="ro1" table:default-cell-style-name="ce3">
              <table:table-cell table:style-name="ce2">
                <text:p text:style-name="P3"><text:span text:style-name="T1">-2</text:span>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3"><text:span text:style-name="T1">-1</text:span></text:p>
              </table:table-cell>
              <table:table-cell/>
              <table:table-cell/>
              <table:table-cell/>
            </table:table-row>
            <table:table-row table:style-name="ro1" table:default-cell-style-name="ce3">
              <table:table-cell table:style-name="ce2">
                <text:p text:style-name="P3"><text:span text:style-name="T1">0</text:span></text:p>
              </table:table-cell>
              <table:table-cell/>
              <table:table-cell>
                <text:p text:style-name="P2"><text:span text:style-name="T1">[0,0]</text:span></text:p>
              </table:table-cell>
              <table:table-cell/>
            </table:table-row>
            <table:table-row table:style-name="ro2" table:default-cell-style-name="ce3">
              <table:table-cell table:style-name="ce2">
                <text:p text:style-name="P3"><text:span text:style-name="T1">1</text:span></text:p>
              </table:table-cell>
              <table:table-cell/>
              <table:table-cell/>
              <table:table-cell>
                <text:p text:style-name="P2"><text:span text:style-name="T1">← </text:span><text:span text:style-name="T1">s → 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1" draw:text-style-name="P4" draw:layer="layout" svg:width="8.753cm" svg:height="1.352cm" svg:x="3.704cm" svg:y="12.013cm">
          <draw:text-box>
            <text:p><text:span text:style-name="T1">A[i,j] : [-2..1, -1..1]</text:span></text:p>
          </draw:text-box>
        </draw:frame>
        <draw:line draw:style-name="gr2" draw:text-style-name="P5" draw:layer="layout" svg:x1="7.2cm" svg:y1="10.503cm" svg:x2="9.5cm" svg:y2="8.303cm">
          <text:p/>
        </draw:line>
        <draw:frame draw:style-name="standard" draw:layer="layout" svg:width="3.905cm" svg:height="6.809cm" svg:x="19.316cm" svg:y="3.084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i</text:span></text:p>
              </table:table-cell>
            </table:table-row>
            <table:table-row table:style-name="ro1">
              <table:table-cell table:style-name="ce2">
                <text:p text:style-name="P3"><text:span text:style-name="T1">-2</text:span></text:p>
              </table:table-cell>
            </table:table-row>
            <table:table-row table:style-name="ro1">
              <table:table-cell table:style-name="ce2">
                <text:p text:style-name="P3"><text:span text:style-name="T1">-1</text:span></text:p>
              </table:table-cell>
            </table:table-row>
            <table:table-row table:style-name="ro1">
              <table:table-cell table:style-name="ce2">
                <text:p text:style-name="P3"><text:span text:style-name="T1">0</text:span></text:p>
              </table:table-cell>
            </table:table-row>
            <table:table-row table:style-name="ro2">
              <table:table-cell table:style-name="ce2">
                <text:p text:style-name="P3"><text:span text:style-name="T1">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3" draw:text-style-name="P4" draw:layer="layout" svg:width="10.67cm" svg:height="1.352cm" svg:x="3.6cm" svg:y="0.903cm">
          <draw:text-box>
            <text:p><text:span text:style-name="T1">Двухмерный массив</text:span></text:p>
          </draw:text-box>
        </draw:frame>
        <draw:frame draw:style-name="gr4" draw:text-style-name="P4" draw:layer="layout" svg:width="5.328cm" svg:height="2.453cm" svg:x="18.8cm" svg:y="0.703cm">
          <draw:text-box>
            <text:p><text:span text:style-name="T1">Вектор</text:span></text:p>
            <text:p><text:span text:style-name="T1">Айлиффа</text:span></text:p>
          </draw:text-box>
        </draw:frame>
        <draw:line draw:style-name="gr5" draw:text-style-name="P5" draw:layer="layout" svg:x1="20.1cm" svg:y1="6.603cm" svg:x2="12.1cm" svg:y2="6.703cm">
          <text:p/>
        </draw:line>
        <draw:line draw:style-name="gr5" draw:text-style-name="P5" draw:layer="layout" svg:x1="20.1cm" svg:y1="7.847cm" svg:x2="12.1cm" svg:y2="7.947cm">
          <text:p/>
        </draw:line>
        <draw:line draw:style-name="gr5" draw:text-style-name="P5" draw:layer="layout" svg:x1="20.1cm" svg:y1="5.347cm" svg:x2="12.1cm" svg:y2="5.447cm">
          <text:p/>
        </draw:line>
        <draw:line draw:style-name="gr5" draw:text-style-name="P5" draw:layer="layout" svg:x1="20.1cm" svg:y1="8.947cm" svg:x2="12.1cm" svg:y2="9.047cm">
          <text:p/>
        </draw:line>
        <draw:frame draw:style-name="gr1" draw:text-style-name="P4" draw:layer="layout" svg:width="8.753cm" svg:height="1.352cm" svg:x="3.705cm" svg:y="12.013cm">
          <draw:text-box>
            <text:p><text:span text:style-name="T1">A[i,j] : [-2..1, -1..1]</text:span></text:p>
          </draw:text-box>
        </draw:frame>
        <draw:line draw:style-name="gr5" draw:text-style-name="P5" draw:layer="layout" svg:x1="7.201cm" svg:y1="10.503cm" svg:x2="9.501cm" svg:y2="8.303cm">
          <text:p/>
        </draw:line>
        <draw:frame draw:style-name="gr6" draw:text-style-name="P4" draw:layer="layout" svg:width="3.249cm" svg:height="1.352cm" svg:x="5.351cm" svg:y="10.351cm">
          <draw:text-box>
            <text:p><text:span text:style-name="T1">A[0,0]</text:span></text:p>
          </draw:text-box>
        </draw:frame>
        <draw:frame draw:style-name="gr7" draw:text-style-name="P4" draw:layer="layout" svg:width="4.693cm" svg:height="3.105cm" svg:x="13.907cm" svg:y="10.398cm">
          <draw:text-box>
            <text:p><text:span text:style-name="T1">i</text:span><text:span text:style-name="T2">l</text:span><text:span text:style-name="T1">=-2, i</text:span><text:span text:style-name="T2">u</text:span><text:span text:style-name="T1">=1</text:span></text:p>
            <text:p><text:span text:style-name="T1">j</text:span><text:span text:style-name="T2">l</text:span><text:span text:style-name="T1">=-1, j</text:span><text:span text:style-name="T2">u</text:span><text:span text:style-name="T1">=1</text:span></text:p>
          </draw:text-box>
        </draw:frame>
        <draw:frame draw:style-name="gr8" draw:text-style-name="P4" draw:layer="layout" svg:width="1.988cm" svg:height="1.352cm" svg:x="20.352cm" svg:y="10.351cm">
          <draw:text-box>
            <text:p><text:span text:style-name="T1">I[0]</text:span></text:p>
          </draw:text-box>
        </draw:frame>
        <draw:line draw:style-name="gr5" draw:text-style-name="P5" draw:layer="layout" svg:x1="21.9cm" svg:y1="10.403cm" svg:x2="21.9cm" svg:y2="8.10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font-name="Arial" fo:font-family="Arial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0.503cm" fo:margin-bottom="0.43cm" fo:margin-left="1cm" fo:margin-right="1cm" fo:page-width="25cm" fo:page-height="14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mitry Luciv</meta:initial-creator>
    <meta:creation-date>2012-03-21T09:00:39</meta:creation-date>
    <dc:date>2019-03-10T16:20:49.364000000</dc:date>
    <meta:editing-duration>PT51M10S</meta:editing-duration>
    <meta:editing-cycles>14</meta:editing-cycles>
    <meta:generator>LibreOffice/6.2.0.3$Windows_X86_64 LibreOffice_project/98c6a8a1c6c7b144ce3cc729e34964b47ce25d62</meta:generator>
    <meta:document-statistic meta:object-count="16"/>
  </office:meta>
</office:document-meta>
</file>